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c13" officeooo:paragraph-rsid="000c8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s</text:p>
      <text:p text:style-name="P1">linked list</text:p>
      <text:p text:style-name="P1">stack</text:p>
      <text:p text:style-name="P1">queue</text:p>
      <text:p text:style-name="P1">heap</text:p>
      <text:p text:style-name="P1">priority queue</text:p>
      <text:p text:style-name="P1">trees</text:p>
      <text:p text:style-name="P1">binary search trees</text:p>
      <text:p text:style-name="P1">graphs</text:p>
      <text:p text:style-name="P1">AVL</text:p>
      <text:p text:style-name="P1">Btree</text:p>
      <text:p text:style-name="P1">B+tree</text:p>
      <text:p text:style-name="P1">complexity classes</text:p>
      <text:p text:style-name="P1">ford fulkerson algo</text:p>
      <text:p text:style-name="P1">genetic algo</text:p>
      <text:p text:style-name="P1">red black tree</text:p>
      <text:p text:style-name="P1">splay tree</text:p>
      <text:p text:style-name="P1">sorting</text:p>
      <text:p text:style-name="P1">hashing</text:p>
      <text:p text:style-name="P1">recursion</text:p>
      <text:p text:style-name="P1">recurrence relation</text:p>
      <text:p text:style-name="P1">master slave theorem</text:p>
      <text:p text:style-name="P1">time complexity</text:p>
      <text:p text:style-name="P1">greedy algos</text:p>
      <text:p text:style-name="P1">dynamic programming</text:p>
      <text:p text:style-name="P1">sparse/special matrices</text:p>
      <text:p text:style-name="P1">string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9:36:46.655125076</meta:creation-date>
    <dc:date>2021-04-26T19:40:35.183853315</dc:date>
    <meta:editing-duration>PT3M49S</meta:editing-duration>
    <meta:editing-cycles>1</meta:editing-cycles>
    <meta:document-statistic meta:table-count="0" meta:image-count="0" meta:object-count="0" meta:page-count="1" meta:paragraph-count="27" meta:word-count="45" meta:character-count="300" meta:non-whitespace-character-count="282"/>
    <meta:generator>LibreOffice/6.2.8.2$Linux_X86_64 LibreOffice_project/20$Build-2</meta:generator>
  </office:meta>
</office:document-meta>
</file>